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'Arial, sans-serif'" style:font-family-asian="'Arial, sans-serif'" style:font-family-complex="'Arial, sans-serif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20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35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36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40.00%" fo:text-align="left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2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style:style style:name="P7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" style:family="paragraph">
      <style:paragraph-properties fo:line-height="12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style:style style:name="P11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" style:family="paragraph">
      <style:paragraph-properties fo:line-height="120.00%" fo:text-align="lef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" style:family="paragraph">
      <style:paragraph-properties fo:line-height="120.00%" fo:text-align="left"/>
    </style:style>
    <style:style style:name="P1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2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2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2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4" style:family="paragraph">
      <style:paragraph-properties fo:line-height="120.00%" fo:text-align="lef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2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27" style:family="paragraph">
      <style:paragraph-properties fo:line-height="12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3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3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1" style:family="paragraph">
      <style:paragraph-properties fo:line-height="120.00%" fo:text-align="left"/>
    </style:style>
    <style:style style:name="P3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3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34" style:family="paragraph">
      <style:paragraph-properties fo:line-height="12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3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3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8" style:family="paragraph">
      <style:paragraph-properties fo:line-height="120.00%" fo:text-align="left"/>
    </style:style>
    <style:style style:name="P39" style:family="paragraph">
      <style:paragraph-properties fo:line-height="120.00%" fo:text-align="left" fo:margin-left="36.00pt" fo:text-indent="0.00pt"/>
    </style:style>
    <style:style style:name="P4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41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42" style:family="paragraph">
      <style:paragraph-properties fo:line-height="120.00%" fo:text-align="left" fo:margin-left="18.00pt" fo:text-indent="-18.00pt"/>
    </style:style>
    <style:style style:name="P43" style:family="paragraph">
      <style:paragraph-properties fo:line-height="120.00%" fo:text-align="left"/>
    </style:style>
    <style:style style:name="P44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45" style:family="paragraph">
      <style:paragraph-properties fo:line-height="120.00%" fo:text-align="left" fo:margin-left="18.00pt" fo:text-indent="-18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48" style:family="paragraph">
      <style:paragraph-properties fo:line-height="120.00%" fo:text-align="left" fo:margin-left="18.00pt" fo:text-indent="-18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51" style:family="paragraph">
      <style:paragraph-properties fo:line-height="120.00%" fo:text-align="left" fo:margin-left="18.00pt" fo:text-indent="-18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5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57" style:family="paragraph">
      <style:paragraph-properties fo:line-height="120.00%" fo:text-align="left" fo:margin-left="18.00pt" fo:text-indent="-18.00pt"/>
    </style:style>
    <style:style style:name="P58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59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60" style:family="paragraph">
      <style:paragraph-properties fo:line-height="120.00%" fo:text-align="left" fo:margin-left="18.00pt" fo:text-indent="-18.00pt"/>
    </style:style>
    <style:style style:name="P61" style:family="paragraph">
      <style:paragraph-properties fo:line-height="120.00%" fo:text-align="left"/>
    </style:style>
    <style:style style:name="P62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63" style:family="paragraph">
      <style:paragraph-properties fo:line-height="120.00%" fo:text-align="left" fo:margin-left="18.00pt" fo:text-indent="-18.00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66" style:family="paragraph">
      <style:paragraph-properties fo:line-height="120.00%" fo:text-align="left" fo:margin-left="18.00pt" fo:text-indent="-18.0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69" style:family="paragraph">
      <style:paragraph-properties fo:line-height="120.00%" fo:text-align="left" fo:margin-left="18.00pt" fo:text-indent="-18.00p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7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7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5" style:family="paragraph">
      <style:paragraph-properties fo:line-height="120.00%" fo:text-align="left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7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8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8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1" style:family="paragraph">
      <style:paragraph-properties fo:line-height="120.00%" fo:text-align="left"/>
    </style:style>
    <style:style style:name="P8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8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86" style:family="paragraph">
      <style:paragraph-properties fo:line-height="115.00%" fo:text-align="left" fo:margin-bottom="7.00pt"/>
    </style:style>
    <style:style style:name="TableColumn0100" style:family="table-column">
      <style:table-column-properties style:column-width="0.834722in"/>
    </style:style>
    <style:style style:name="TableColumn0101" style:family="table-column">
      <style:table-column-properties style:column-width="1.404861in"/>
    </style:style>
    <style:style style:name="TableColumn0102" style:family="table-column">
      <style:table-column-properties style:column-width="0.552083in"/>
    </style:style>
    <style:style style:name="TableColumn0103" style:family="table-column">
      <style:table-column-properties style:column-width="3.604167in"/>
    </style:style>
    <style:style style:name="Table01" style:family="table">
      <style:table-properties style:width="6.39583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4" style:family="table-row">
      <style:table-row-properties style:min-row-height="0.270833in"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0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1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1" style:family="table-row">
      <style:table-row-properties/>
    </style:style>
    <style:style style:name="TableCell01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2" style:family="table-row">
      <style:table-row-properties/>
    </style:style>
    <style:style style:name="TableCell01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3" style:family="table-row">
      <style:table-row-properties/>
    </style:style>
    <style:style style:name="TableCell01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4" style:family="table-row">
      <style:table-row-properties/>
    </style:style>
    <style:style style:name="TableCell011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5" style:family="table-row">
      <style:table-row-properties/>
    </style:style>
    <style:style style:name="TableCell011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6" style:family="table-row">
      <style:table-row-properties/>
    </style:style>
    <style:style style:name="TableCell011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1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1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1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7" style:family="table-row">
      <style:table-row-properties/>
    </style:style>
    <style:style style:name="TableCell011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8" style:family="table-row">
      <style:table-row-properties/>
    </style:style>
    <style:style style:name="TableCell011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8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19" style:family="table-row">
      <style:table-row-properties/>
    </style:style>
    <style:style style:name="TableCell011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9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1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0" style:family="table-row">
      <style:table-row-properties/>
    </style:style>
    <style:style style:name="TableCell012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1" style:family="table-row">
      <style:table-row-properties/>
    </style:style>
    <style:style style:name="TableCell012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2" style:family="table-row">
      <style:table-row-properties/>
    </style:style>
    <style:style style:name="TableCell012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2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3" style:family="table-row">
      <style:table-row-properties/>
    </style:style>
    <style:style style:name="TableCell012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4" style:family="table-row">
      <style:table-row-properties/>
    </style:style>
    <style:style style:name="TableCell012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12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125" style:family="table-row">
      <style:table-row-properties/>
    </style:style>
    <style:style style:name="TableCell012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12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12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</office:automatic-styles>
  <office:body>
    <office:text>
      <text:p text:style-name="P1"><text:span text:style-name="T1">Anexo I: Plantilla de casos de uso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3">
            <text:list text:style-name="L4">
              <text:list-item>
                <text:p text:style-name="P4"><text:span text:style-name="T3">Nombre del caso de uso del sistema</text:span><text:span text:style-name="T4"/></text:p>
              </text:list-item>
              <table:covered-table-cell/>
              <table:covered-table-cell/>
            </text:list>
          </table:table-cell>
          <table:table-cell table:style-name="TableCell010003">
            <text:p text:style-name="P5"><text:span text:style-name="T4">Pokemon</text:span></text:p>
          </table:table-cell>
        </table:table-row>
        <table:table-row table:style-name="TableRow0101">
          <table:table-cell table:style-name="TableCell010100" table:number-columns-spanned="3">
            <text:list text:style-name="L8">
              <text:list-item>
                <text:p text:style-name="P8"><text:span text:style-name="T5">ID del Caso de uso</text:span><text:span text:style-name="T6"/></text:p>
              </text:list-item>
              <table:covered-table-cell/>
              <table:covered-table-cell/>
            </text:list>
          </table:table-cell>
          <table:table-cell table:style-name="TableCell010103">
            <text:p text:style-name="P9"><text:span text:style-name="T6">0</text:span></text:p>
          </table:table-cell>
        </table:table-row>
        <table:table-row table:style-name="TableRow0102">
          <table:table-cell table:style-name="TableCell010200" table:number-columns-spanned="4">
            <text:list text:style-name="L12">
              <text:list-item>
                <text:p text:style-name="P12"><text:span text:style-name="T7">Descripción del caso de uso</text:span><text:span text:style-name="T8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3">
          <table:table-cell table:style-name="TableCell010300" table:number-columns-spanned="4">
            <text:p text:style-name="P15"><text:span text:style-name="T8"/></text:p>
          </table:table-cell>
          <table:covered-table-cell/>
          <table:covered-table-cell/>
          <table:covered-table-cell/>
        </table:table-row>
        <table:table-row table:style-name="TableRow0104">
          <table:table-cell table:style-name="TableCell010400" table:number-columns-spanned="4">
            <text:list text:style-name="L18">
              <text:list-item>
                <text:p text:style-name="P18"><text:span text:style-name="T9">Actor(es)</text:span><text:span text:style-name="T10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5">
          <table:table-cell table:style-name="TableCell010500" table:number-columns-spanned="4">
            <text:p text:style-name="P21"><text:span text:style-name="T10">- Usuario</text:span></text:p>
            <text:p text:style-name="P21"><text:span text:style-name="T10">- Admin</text:span></text:p>
          </table:table-cell>
          <table:covered-table-cell/>
          <table:covered-table-cell/>
          <table:covered-table-cell/>
        </table:table-row>
        <table:table-row table:style-name="TableRow0106">
          <table:table-cell table:style-name="TableCell010600" table:number-columns-spanned="4">
            <text:list text:style-name="L24">
              <text:list-item>
                <text:p text:style-name="P24"><text:span text:style-name="T11">Precondiciones<text:s/></text:span><text:span text:style-name="T12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7">
          <table:table-cell table:style-name="TableCell010700" table:number-columns-spanned="4">
            <text:p text:style-name="P27"><text:span text:style-name="T13">[Condiciones previas a la realización del caso de uso.]</text:span></text:p>
            <text:p text:style-name="P28"><text:span text:style-name="T14">registrar nuevos usuarios</text:span></text:p>
            <text:p text:style-name="P28"><text:span text:style-name="T14">dar de baja<text:s text:c="2"/>a los usuarios</text:span></text:p>
          </table:table-cell>
          <table:covered-table-cell/>
          <table:covered-table-cell/>
          <table:covered-table-cell/>
        </table:table-row>
        <table:table-row table:style-name="TableRow0108">
          <table:table-cell table:style-name="TableCell010800" table:number-columns-spanned="4">
            <text:list text:style-name="L31">
              <text:list-item>
                <text:p text:style-name="P31"><text:span text:style-name="T15">Postcondiciones<text:s/></text:span><text:span text:style-name="T16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09">
          <table:table-cell table:style-name="TableCell010900" table:number-columns-spanned="4">
            <text:p text:style-name="P34"><text:span text:style-name="T17">[Consecuencias luego de la realización.]</text:span></text:p>
            <text:p text:style-name="P35"><text:span text:style-name="T18">Mostrar los pokemons capturados</text:span></text:p>
            <text:p text:style-name="P35"><text:span text:style-name="T18">imprimir el progeso</text:span></text:p>
            <text:p text:style-name="P35"><text:span text:style-name="T18">insertar nuevos pokemons </text:span></text:p>
            <text:p text:style-name="P35"><text:span text:style-name="T18">vizualizar pokedex</text:span></text:p>
            <text:p text:style-name="P35"><text:span text:style-name="T18">ver pokemon por su tipo</text:span></text:p>
            <text:p text:style-name="P35"><text:span text:style-name="T18">ver progeso de los pokemons </text:span></text:p>
          </table:table-cell>
          <table:covered-table-cell/>
          <table:covered-table-cell/>
          <table:covered-table-cell/>
        </table:table-row>
        <table:table-row table:style-name="TableRow0110">
          <table:table-cell table:style-name="TableCell011000" table:number-columns-spanned="4">
            <text:list text:style-name="L38">
              <text:list-item>
                <text:p text:style-name="P38"><text:span text:style-name="T19">Flujo principal </text:span></text:p>
              </text:list-item>
            </text:list>
            <text:p text:style-name="P39"><text:span text:style-name="T20">[Pasos que describen la realización del caso de uso. Empieza con la primera acción del actor y el sistema emitirá una respuesta]</text:span><text:span text:style-name="T21"/></text:p>
          </table:table-cell>
          <table:covered-table-cell/>
          <table:covered-table-cell/>
          <table:covered-table-cell/>
        </table:table-row>
        <table:table-row table:style-name="TableRow0111">
          <table:table-cell table:style-name="TableCell011100">
            <text:p text:style-name="P42"><text:span text:style-name="T22">Nº</text:span><text:span text:style-name="T23"/></text:p>
          </table:table-cell>
          <table:table-cell table:style-name="TableCell011101">
            <text:p text:style-name="P42"><text:span text:style-name="T24">Acción del actor</text:span><text:span text:style-name="T25"/></text:p>
          </table:table-cell>
          <table:table-cell table:style-name="TableCell011102" table:number-columns-spanned="2">
            <text:p text:style-name="P43"><text:span text:style-name="T26">Respuesta del sistema</text:span><text:span text:style-name="T27"/></text:p>
          </table:table-cell>
          <table:covered-table-cell/>
        </table:table-row>
        <table:table-row table:style-name="TableRow0112">
          <table:table-cell table:style-name="TableCell011200">
            <text:p text:style-name="P45"><text:span text:style-name="T28">1</text:span><text:span text:style-name="T29"/></text:p>
          </table:table-cell>
          <table:table-cell table:style-name="TableCell011201">
            <text:p text:style-name="P46"><text:span text:style-name="T29"/></text:p>
          </table:table-cell>
          <table:table-cell table:style-name="TableCell011202" table:number-columns-spanned="2">
            <text:p text:style-name="P46"><text:span text:style-name="T29"/></text:p>
          </table:table-cell>
          <table:covered-table-cell/>
        </table:table-row>
        <table:table-row table:style-name="TableRow0113">
          <table:table-cell table:style-name="TableCell011300">
            <text:p text:style-name="P48"><text:span text:style-name="T30">2</text:span><text:span text:style-name="T31"/></text:p>
          </table:table-cell>
          <table:table-cell table:style-name="TableCell011301">
            <text:p text:style-name="P49"><text:span text:style-name="T31"/></text:p>
          </table:table-cell>
          <table:table-cell table:style-name="TableCell011302" table:number-columns-spanned="2">
            <text:p text:style-name="P49"><text:span text:style-name="T31"/></text:p>
          </table:table-cell>
          <table:covered-table-cell/>
        </table:table-row>
        <table:table-row table:style-name="TableRow0114">
          <table:table-cell table:style-name="TableCell011400">
            <text:p text:style-name="P51"><text:span text:style-name="T32">3</text:span><text:span text:style-name="T33"/></text:p>
          </table:table-cell>
          <table:table-cell table:style-name="TableCell011401">
            <text:p text:style-name="P52"><text:span text:style-name="T33"/></text:p>
          </table:table-cell>
          <table:table-cell table:style-name="TableCell011402" table:number-columns-spanned="2">
            <text:p text:style-name="P52"><text:span text:style-name="T33"/></text:p>
          </table:table-cell>
          <table:covered-table-cell/>
        </table:table-row>
        <table:table-row table:style-name="TableRow0115">
          <table:table-cell table:style-name="TableCell011500">
            <text:p text:style-name="P54"><text:span text:style-name="T33"/></text:p>
          </table:table-cell>
          <table:table-cell table:style-name="TableCell011501">
            <text:p text:style-name="P54"><text:span text:style-name="T33"/></text:p>
          </table:table-cell>
          <table:table-cell table:style-name="TableCell011502" table:number-columns-spanned="2">
            <text:p text:style-name="P54"><text:span text:style-name="T33"/></text:p>
          </table:table-cell>
          <table:covered-table-cell/>
        </table:table-row>
        <table:table-row table:style-name="TableRow0116">
          <table:table-cell table:style-name="TableCell011600" table:number-columns-spanned="4">
            <text:p text:style-name="P57"><text:span text:style-name="T34">7b. Flujo alternativo<text:s/></text:span><text:span text:style-name="T35"><text:line-break/></text:span><text:span text:style-name="T36">[Pasos que describen la realización del caso de uso alternativo]</text:span><text:span text:style-name="T37"/></text:p>
          </table:table-cell>
          <table:covered-table-cell/>
          <table:covered-table-cell/>
          <table:covered-table-cell/>
        </table:table-row>
        <table:table-row table:style-name="TableRow0117">
          <table:table-cell table:style-name="TableCell011700">
            <text:p text:style-name="P60"><text:span text:style-name="T38">Nº</text:span><text:span text:style-name="T39"/></text:p>
          </table:table-cell>
          <table:table-cell table:style-name="TableCell011701">
            <text:p text:style-name="P60"><text:span text:style-name="T40">Acción del actor</text:span><text:span text:style-name="T41"/></text:p>
          </table:table-cell>
          <table:table-cell table:style-name="TableCell011702" table:number-columns-spanned="2">
            <text:p text:style-name="P61"><text:span text:style-name="T42">Respuesta del sistema</text:span><text:span text:style-name="T43"/></text:p>
          </table:table-cell>
          <table:covered-table-cell/>
        </table:table-row>
        <table:table-row table:style-name="TableRow0118">
          <table:table-cell table:style-name="TableCell011800">
            <text:p text:style-name="P63"><text:span text:style-name="T44">1</text:span><text:span text:style-name="T45"/></text:p>
          </table:table-cell>
          <table:table-cell table:style-name="TableCell011801">
            <text:p text:style-name="P64"><text:span text:style-name="T45"/></text:p>
          </table:table-cell>
          <table:table-cell table:style-name="TableCell011802" table:number-columns-spanned="2">
            <text:p text:style-name="P64"><text:span text:style-name="T45"/></text:p>
          </table:table-cell>
          <table:covered-table-cell/>
        </table:table-row>
        <table:table-row table:style-name="TableRow0119">
          <table:table-cell table:style-name="TableCell011900">
            <text:p text:style-name="P66"><text:span text:style-name="T46">2</text:span><text:span text:style-name="T47"/></text:p>
          </table:table-cell>
          <table:table-cell table:style-name="TableCell011901">
            <text:p text:style-name="P67"><text:span text:style-name="T47"/></text:p>
          </table:table-cell>
          <table:table-cell table:style-name="TableCell011902" table:number-columns-spanned="2">
            <text:p text:style-name="P67"><text:span text:style-name="T47"/></text:p>
          </table:table-cell>
          <table:covered-table-cell/>
        </table:table-row>
        <table:table-row table:style-name="TableRow0120">
          <table:table-cell table:style-name="TableCell012000">
            <text:p text:style-name="P69"><text:span text:style-name="T48">3</text:span><text:span text:style-name="T49"/></text:p>
          </table:table-cell>
          <table:table-cell table:style-name="TableCell012001">
            <text:p text:style-name="P70"><text:span text:style-name="T49"/></text:p>
          </table:table-cell>
          <table:table-cell table:style-name="TableCell012002" table:number-columns-spanned="2">
            <text:p text:style-name="P70"><text:span text:style-name="T49"/></text:p>
          </table:table-cell>
          <table:covered-table-cell/>
        </table:table-row>
        <table:table-row table:style-name="TableRow0121">
          <table:table-cell table:style-name="TableCell012100">
            <text:p text:style-name="P72"><text:span text:style-name="T49"/></text:p>
          </table:table-cell>
          <table:table-cell table:style-name="TableCell012101">
            <text:p text:style-name="P72"><text:span text:style-name="T49"/></text:p>
          </table:table-cell>
          <table:table-cell table:style-name="TableCell012102" table:number-columns-spanned="2">
            <text:p text:style-name="P72"><text:span text:style-name="T49"/></text:p>
          </table:table-cell>
          <table:covered-table-cell/>
        </table:table-row>
        <table:table-row table:style-name="TableRow0122">
          <table:table-cell table:style-name="TableCell012200" table:number-columns-spanned="4">
            <text:list text:style-name="L75">
              <text:list-item>
                <text:p text:style-name="P75"><text:span text:style-name="T50">Requisito asociado (funcional, no funcional)<text:s/></text:span><text:span text:style-name="T51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23">
          <table:table-cell table:style-name="TableCell012300" table:number-columns-spanned="4">
            <text:p text:style-name="P78"><text:span text:style-name="T51"/></text:p>
          </table:table-cell>
          <table:covered-table-cell/>
          <table:covered-table-cell/>
          <table:covered-table-cell/>
        </table:table-row>
        <table:table-row table:style-name="TableRow0124">
          <table:table-cell table:style-name="TableCell012400" table:number-columns-spanned="4">
            <text:list text:style-name="L81">
              <text:list-item>
                <text:p text:style-name="P81"><text:span text:style-name="T52">Prototipo de interfaz de usuario</text:span><text:span text:style-name="T53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125">
          <table:table-cell table:style-name="TableCell012500" table:number-columns-spanned="4">
            <text:p text:style-name="P84"><text:span text:style-name="T53"/></text:p>
          </table:table-cell>
          <table:covered-table-cell/>
          <table:covered-table-cell/>
          <table:covered-table-cell/>
        </table:table-row>
      </table:table>
      <text:p text:style-name="P86"><text:span text:style-name="T54"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